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MT" svg:font-family="ArialMT"/>
    <style:font-face style:name="OpenSymbol1" svg:font-family="Open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058cm" style:rel-column-width="7935*"/>
    </style:style>
    <style:style style:name="Table1.B" style:family="table-column">
      <style:table-column-properties style:column-width="2.84cm" style:rel-column-width="10947*"/>
    </style:style>
    <style:style style:name="Table1.C" style:family="table-column">
      <style:table-column-properties style:column-width="4.258cm" style:rel-column-width="16414*"/>
    </style:style>
    <style:style style:name="Table1.D" style:family="table-column">
      <style:table-column-properties style:column-width="7.844cm" style:rel-column-width="3023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4.604cm"/>
    </style:style>
    <style:style style:name="Table2.B" style:family="table-column">
      <style:table-column-properties style:column-width="12.409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692cm" style:rel-column-width="10376*"/>
    </style:style>
    <style:style style:name="Table4.B" style:family="table-column">
      <style:table-column-properties style:column-width="1.981cm" style:rel-column-width="7636*"/>
    </style:style>
    <style:style style:name="Table4.C" style:family="table-column">
      <style:table-column-properties style:column-width="2.055cm" style:rel-column-width="7921*"/>
    </style:style>
    <style:style style:name="Table4.D" style:family="table-column">
      <style:table-column-properties style:column-width="3.672cm" style:rel-column-width="14156*"/>
    </style:style>
    <style:style style:name="Table4.E" style:family="table-column">
      <style:table-column-properties style:column-width="3.455cm" style:rel-column-width="13320*"/>
    </style:style>
    <style:style style:name="Table4.F" style:family="table-column">
      <style:table-column-properties style:column-width="3.145cm" style:rel-column-width="1212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F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C4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5" style:family="table-row">
      <style:table-row-properties style:min-row-height="1cm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933cm"/>
    </style:style>
    <style:style style:name="Table3.B" style:family="table-column">
      <style:table-column-properties style:column-width="11.568cm"/>
    </style:style>
    <style:style style:name="Table3.C" style:family="table-column">
      <style:table-column-properties style:column-width="3.512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854cm" style:rel-column-width="11001*"/>
    </style:style>
    <style:style style:name="Table5.B" style:family="table-column">
      <style:table-column-properties style:column-width="10.656cm" style:rel-column-width="41076*"/>
    </style:style>
    <style:style style:name="Table5.C" style:family="table-column">
      <style:table-column-properties style:column-width="3.491cm" style:rel-column-width="13458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itle">
      <style:text-properties fo:language="it" fo:country="IT"/>
    </style:style>
    <style:style style:name="P2" style:family="paragraph" style:parent-style-name="Subtitle">
      <style:paragraph-properties fo:text-align="start" style:justify-single-word="false"/>
      <style:text-properties fo:language="it" fo:country="IT"/>
    </style:style>
    <style:style style:name="P3" style:family="paragraph" style:parent-style-name="Table_20_Contents">
      <style:text-properties style:font-name="Liberation Serif1" fo:font-size="12pt" fo:language="it" fo:country="I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text-properties style:font-name="Liberation Serif1" fo:font-size="12pt" fo:language="it" fo:country="I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1" fo:font-size="12pt" fo:language="it" fo:country="IT" style:font-size-asian="12pt" style:font-size-complex="12pt"/>
    </style:style>
    <style:style style:name="P6" style:family="paragraph" style:parent-style-name="Table_20_Contents">
      <style:text-properties style:font-name="Liberation Serif1" fo:font-size="10pt" fo:language="it" fo:country="IT" style:font-size-asian="10pt" style:font-size-complex="10pt"/>
    </style:style>
    <style:style style:name="P7" style:family="paragraph" style:parent-style-name="Table_20_Contents">
      <style:text-properties fo:language="it" fo:country="IT"/>
    </style:style>
    <style:style style:name="P8" style:family="paragraph" style:parent-style-name="Table_20_Contents">
      <style:paragraph-properties fo:text-align="start" style:justify-single-word="false"/>
      <style:text-properties fo:language="it" fo:country="IT"/>
    </style:style>
    <style:style style:name="P9" style:family="paragraph" style:parent-style-name="Table_20_Contents">
      <style:text-properties fo:language="it" fo:country="IT"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language="it" fo:country="IT" fo:font-weight="bold" style:font-weight-asian="bold" style:font-weight-complex="bold"/>
    </style:style>
    <style:style style:name="P11" style:family="paragraph" style:parent-style-name="Table_20_Contents">
      <style:text-properties fo:language="it" fo:country="IT" fo:font-weight="normal" style:font-weight-asian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language="it" fo:country="IT" fo:font-weight="normal" style:font-weight-asian="normal" style:font-weight-complex="normal"/>
    </style:style>
    <style:style style:name="P13" style:family="paragraph" style:parent-style-name="Table_20_Contents">
      <style:paragraph-properties fo:margin-top="0cm" fo:margin-bottom="0cm" style:line-height-at-least="0cm" fo:text-align="center" style:justify-single-word="false"/>
      <style:text-properties style:font-name="Liberation Serif1" fo:font-size="12pt" fo:language="it" fo:country="IT" style:font-size-asian="12pt" style:font-size-complex="12pt"/>
    </style:style>
    <style:style style:name="P14" style:family="paragraph" style:parent-style-name="Text_20_body">
      <style:text-properties style:font-name="Liberation Serif1" fo:font-size="12pt" fo:language="it" fo:country="IT" style:font-size-asian="12pt" style:font-size-complex="12pt"/>
    </style:style>
    <style:style style:name="P15" style:family="paragraph" style:parent-style-name="Text_20_body">
      <style:text-properties fo:language="it" fo:country="IT"/>
    </style:style>
    <style:style style:name="P16" style:family="paragraph" style:parent-style-name="Text_20_body">
      <style:text-properties fo:language="it" fo:country="IT" fo:font-weight="bold" style:font-weight-asian="bold" style:font-weight-complex="bold"/>
    </style:style>
    <style:style style:name="P17" style:family="paragraph" style:parent-style-name="Text_20_body">
      <style:paragraph-properties fo:text-align="end" style:justify-single-word="false"/>
      <style:text-properties fo:language="it" fo:country="IT" fo:font-weight="bold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  <style:text-properties fo:language="it" fo:country="IT" fo:font-weight="bold" style:font-weight-asian="bold" style:font-weight-complex="bold"/>
    </style:style>
    <style:style style:name="P19" style:family="paragraph" style:parent-style-name="Text_20_body">
      <style:paragraph-properties fo:text-align="end" style:justify-single-word="false"/>
      <style:text-properties fo:language="it" fo:country="IT"/>
    </style:style>
    <style:style style:name="P20" style:family="paragraph" style:parent-style-name="Text_20_body">
      <style:text-properties fo:color="#0f54cc" style:font-name="Liberation Serif1" fo:font-size="12pt" fo:language="it" fo:country="IT" style:text-underline-style="solid" style:text-underline-width="auto" style:text-underline-color="font-color" style:font-size-asian="12pt" style:font-size-complex="12pt"/>
    </style:style>
    <style:style style:name="P21" style:family="paragraph" style:parent-style-name="Text_20_body">
      <style:text-properties fo:color="#0000ff" style:font-name="ArialMT" fo:font-size="6pt" fo:language="it" fo:country="IT"/>
    </style:style>
    <style:style style:name="P22" style:family="paragraph" style:parent-style-name="Table_20_Contents">
      <style:paragraph-properties fo:margin-left="0.023cm" fo:margin-right="0.088cm" fo:text-indent="0cm" style:auto-text-indent="false" text:number-lines="false" text:line-number="0"/>
    </style:style>
    <style:style style:name="P23" style:family="paragraph" style:parent-style-name="Text_20_body" style:master-page-name="">
      <style:paragraph-properties fo:margin-left="0cm" fo:margin-right="0cm" fo:margin-top="0cm" fo:margin-bottom="0.247cm" fo:line-height="120%" fo:text-indent="0cm" style:auto-text-indent="false" style:page-number="auto"/>
    </style:style>
    <style:style style:name="P24" style:family="paragraph" style:parent-style-name="Standard">
      <style:paragraph-properties fo:margin-left="0cm" fo:margin-right="0cm" style:line-height-at-least="0.439cm" fo:orphans="2" fo:widows="2" fo:text-indent="0cm" style:auto-text-indent="false" fo:padding="0cm" fo:border="none"/>
      <style:text-properties fo:font-variant="normal" fo:text-transform="none" fo:color="#0000ff" style:font-name="Liberation Serif1" fo:font-size="12pt" fo:letter-spacing="normal" fo:language="it" fo:country="IT" fo:font-style="normal" style:text-underline-style="solid" style:text-underline-width="auto" style:text-underline-color="font-color" fo:font-weight="normal" fo:background-color="transparent" style:font-size-asian="12pt" style:font-size-complex="12pt"/>
    </style:style>
    <style:style style:name="P25" style:family="paragraph" style:parent-style-name="Standard">
      <style:paragraph-properties fo:margin-left="0cm" fo:margin-right="0cm" style:line-height-at-least="0.439cm" fo:orphans="2" fo:widows="2" fo:text-indent="0cm" style:auto-text-indent="false" fo:padding="0cm" fo:border="none"/>
      <style:text-properties fo:font-variant="normal" fo:text-transform="none" fo:color="#0000ff" style:font-name="Liberation Serif1" fo:font-size="12pt" fo:letter-spacing="normal" fo:language="it" fo:country="IT" fo:font-style="normal" style:text-underline-style="none" fo:font-weight="normal" fo:background-color="transparent" style:font-size-asian="12pt" style:font-size-complex="12pt"/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Text_20_body" style:list-style-name="L1">
      <style:text-properties fo:language="it" fo:country="IT"/>
    </style:style>
    <style:style style:name="P29" style:family="paragraph" style:parent-style-name="Text_20_body">
      <style:paragraph-properties fo:margin-top="0cm" fo:margin-bottom="0.15cm"/>
    </style:style>
    <style:style style:name="P30" style:family="paragraph" style:parent-style-name="Heading_20_2">
      <style:text-properties fo:language="it" fo:country="IT"/>
    </style:style>
    <style:style style:name="P31" style:family="paragraph" style:parent-style-name="Heading_20_1">
      <style:text-properties fo:language="it" fo:country="IT"/>
    </style:style>
    <style:style style:name="P32" style:family="paragraph">
      <style:paragraph-properties fo:text-align="center"/>
    </style:style>
    <style:style style:name="P33" style:family="paragraph">
      <style:text-properties fo:font-size="12pt"/>
    </style:style>
    <style:style style:name="T1" style:family="text">
      <style:text-properties fo:color="#0000ff"/>
    </style:style>
    <style:style style:name="T2" style:family="text">
      <style:text-properties fo:color="#0000ff" fo:language="it" fo:country="IT"/>
    </style:style>
    <style:style style:name="T3" style:family="text">
      <style:text-properties fo:color="#0000ff" style:text-underline-style="none"/>
    </style:style>
    <style:style style:name="T4" style:family="text">
      <style:text-properties style:font-name="Liberation Serif1"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style:font-name="Liberation Serif1" fo:font-size="12pt" style:text-underline-style="none" style:font-size-asian="12pt" style:font-size-complex="12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style:text-underline-style="none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tab/>Calcolo automatico dei requisiti iniziali dato un Conditioned Behavior Tree</text:p>
      <text:p text:style-name="P15"/>
      <text:p text:style-name="P15"/>
      <text:p text:style-name="P2"/>
      <text:p text:style-name="P2"/>
      <text:p text:style-name="P2"/>
      <text:p text:style-name="P2">User Requirements Document </text:p>
      <text:p text:style-name="P15">DIBRIS – Università di Genova. Scuola Politecnica, Corso di Ingegneria del Software 80154</text:p>
      <text:p text:style-name="P15"/>
      <text:p text:style-name="P15"/>
      <text:p text:style-name="P15"/>
      <text:p text:style-name="P15"/>
      <text:p text:style-name="P16">DATA: 24/03/2018</text:p>
      <text:p text:style-name="P16">VERSION: 3.0</text:p>
      <text:p text:style-name="P15"/>
      <text:p text:style-name="P15"/>
      <text:p text:style-name="P17"><text:s text:c="2"/>Autori <text:s text:c="3"/></text:p>
      <text:p text:style-name="P19">Eleonora Giunchiglia</text:p>
      <text:p text:style-name="P19"/>
      <text:p text:style-name="P18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Versione</text:p>
          </table:table-cell>
          <table:table-cell table:style-name="Table1.A1" office:value-type="string">
            <text:p text:style-name="P8">Data</text:p>
          </table:table-cell>
          <table:table-cell table:style-name="Table1.A1" office:value-type="string">
            <text:p text:style-name="P8">Autori</text:p>
          </table:table-cell>
          <table:table-cell table:style-name="Table1.D1" office:value-type="string">
            <text:p text:style-name="P8">Note</text:p>
          </table:table-cell>
        </table:table-row>
        <table:table-row>
          <table:table-cell table:style-name="Table1.A2" office:value-type="string">
            <text:p text:style-name="P8">1.0</text:p>
          </table:table-cell>
          <table:table-cell table:style-name="Table1.B2" office:value-type="date" office:date-value="2018-03-10">
            <text:p text:style-name="P8">10/03/18</text:p>
          </table:table-cell>
          <table:table-cell table:style-name="Table1.C2" office:value-type="string">
            <text:p text:style-name="P8">Eleonora Giunchiglia</text:p>
          </table:table-cell>
          <table:table-cell table:style-name="Table1.D2" office:value-type="string">
            <text:p text:style-name="P8">Prima stesura dei requisiti del progetto 17 per il corso Software Engineering</text:p>
          </table:table-cell>
        </table:table-row>
        <table:table-row>
          <table:table-cell table:style-name="Table1.C2" office:value-type="string">
            <text:p text:style-name="P8">2.0</text:p>
          </table:table-cell>
          <table:table-cell table:style-name="Table1.B2" office:value-type="date" office:date-value="2018-03-24">
            <text:p text:style-name="P8">24/03/18</text:p>
          </table:table-cell>
          <table:table-cell table:style-name="Table1.C2" office:value-type="string">
            <text:p text:style-name="P8">Eleonora Giunchiglia</text:p>
          </table:table-cell>
          <table:table-cell table:style-name="Table1.D2" office:value-type="string">
            <text:p text:style-name="P8">Passaggio da un sistema di requisiti del BT a un sistema “assume/guarantee/requisiti” </text:p>
          </table:table-cell>
        </table:table-row>
        <table:table-row>
          <table:table-cell table:style-name="Table1.C2" office:value-type="string">
            <text:p text:style-name="P8">3.0 </text:p>
          </table:table-cell>
          <table:table-cell table:style-name="Table1.C2" office:value-type="string">
            <text:p text:style-name="P8">15/05/18</text:p>
          </table:table-cell>
          <table:table-cell table:style-name="Table1.C2" office:value-type="string">
            <text:p text:style-name="P8">Eleonora Giunchiglia</text:p>
          </table:table-cell>
          <table:table-cell table:style-name="Table1.D2" office:value-type="string">
            <text:p text:style-name="P8">Passaggio da una rappresentazione ad albero di raggiungibilità ad una rappresentazione in logica proposizionale</text:p>
          </table:table-cell>
        </table:table-row>
      </table:table>
      <text:p text:style-name="P18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Indice dei Contenuti</text:index-title-template>
          <text:table-of-content-entry-template text:outline-level="1" text:style-name="Contents_20_1">
            <text:index-entry-chapter text:style-name="Bullet_20_Symbols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Indice dei Contenuti</text:p>
          </text:index-title>
          <text:p text:style-name="P27"><text:span text:style-name="Bullet_20_Symbols">1</text:span><text:a xlink:type="simple" xlink:href="#__RefHeading___Toc106_1667604106" text:style-name="Index_20_Link" text:visited-style-name="Index_20_Link">1Introduzione<text:tab/>3</text:a></text:p>
          <text:p text:style-name="P26"><text:a xlink:type="simple" xlink:href="#__RefHeading___Toc108_1667604106" text:style-name="Index_20_Link" text:visited-style-name="Index_20_Link">1.1Scopo del Documento<text:tab/>3</text:a></text:p>
          <text:p text:style-name="P26"><text:a xlink:type="simple" xlink:href="#__RefHeading___Toc110_1667604106" text:style-name="Index_20_Link" text:visited-style-name="Index_20_Link">1.2Ambito Applicativo del Documento<text:tab/>3</text:a></text:p>
          <text:p text:style-name="P26"><text:a xlink:type="simple" xlink:href="#__RefHeading___Toc112_1667604106" text:style-name="Index_20_Link" text:visited-style-name="Index_20_Link">1.3Definizioni e Acronimi<text:tab/>3</text:a></text:p>
          <text:p text:style-name="P26"><text:a xlink:type="simple" xlink:href="#__RefHeading___Toc114_1667604106" text:style-name="Index_20_Link" text:visited-style-name="Index_20_Link">1.4Bibliografia<text:tab/>3</text:a></text:p>
          <text:p text:style-name="P26"><text:a xlink:type="simple" xlink:href="#__RefHeading__591_243798344" text:style-name="Index_20_Link" text:visited-style-name="Index_20_Link">1.5Overview del documento<text:tab/>3</text:a></text:p>
          <text:p text:style-name="P27"><text:span text:style-name="Bullet_20_Symbols">2</text:span><text:a xlink:type="simple" xlink:href="#__RefHeading___Toc222_1667604106" text:style-name="Index_20_Link" text:visited-style-name="Index_20_Link">2Descrizione Generale del Sistema<text:tab/>4</text:a></text:p>
          <text:p text:style-name="P26"><text:a xlink:type="simple" xlink:href="#__RefHeading___Toc224_1667604106" text:style-name="Index_20_Link" text:visited-style-name="Index_20_Link">2.1Contesto e Motivazioni<text:tab/>4</text:a></text:p>
          <text:p text:style-name="P26"><text:a xlink:type="simple" xlink:href="#__RefHeading___Toc226_1667604106" text:style-name="Index_20_Link" text:visited-style-name="Index_20_Link">2.2Obiettivo del progetto<text:tab/>5</text:a></text:p>
          <text:p text:style-name="P26"><text:a xlink:type="simple" xlink:href="#__RefHeading___Toc228_1667604106" text:style-name="Index_20_Link" text:visited-style-name="Index_20_Link">2.3Utenti <text:tab/>5</text:a></text:p>
          <text:p text:style-name="P27"><text:span text:style-name="Bullet_20_Symbols">3</text:span><text:a xlink:type="simple" xlink:href="#__RefHeading___Toc230_1667604106" text:style-name="Index_20_Link" text:visited-style-name="Index_20_Link">3User Requirements<text:tab/>5</text:a></text:p>
          <text:p text:style-name="P26"><text:a xlink:type="simple" xlink:href="#__RefHeading__593_243798344" text:style-name="Index_20_Link" text:visited-style-name="Index_20_Link">3.1Requisiti del programma<text:tab/>5</text:a></text:p>
          <text:p text:style-name="P26"><text:a xlink:type="simple" xlink:href="#__RefHeading__595_243798344" text:style-name="Index_20_Link" text:visited-style-name="Index_20_Link">3.2Requisiti del file di input<text:tab/>5</text:a></text:p>
        </text:index-body>
      </text:table-of-conten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31" text:outline-level="1"><text:bookmark-start text:name="__RefHeading___Toc106_1667604106"/><text:soft-page-break/>Introduzione<text:bookmark-end text:name="__RefHeading___Toc106_1667604106"/></text:h>
      <text:h text:style-name="P30" text:outline-level="2"><text:bookmark-start text:name="__RefHeading___Toc108_1667604106"/>Scopo del Documento<text:bookmark-end text:name="__RefHeading___Toc108_1667604106"/></text:h>
      <text:p text:style-name="P15">Questo documento ha lo scopo di descrivere tutti i requisiti del sistema necessari al cliente. Tali requisiti verranno decisi attraverso diversi colloqui con il cliente, ognuno dei quali risulterà in delle modifiche del documento stesso.</text:p>
      <text:h text:style-name="P30" text:outline-level="2"><text:bookmark-start text:name="__RefHeading___Toc110_1667604106"/>Ambito Applicativo del Documento<text:bookmark-end text:name="__RefHeading___Toc110_1667604106"/></text:h>
      <text:p text:style-name="P15">Questo URD si inserisce in un contesto didattico. Di conseguenza, la studentessa EG dovrà consegnare l'URD non solo al cliente, ma anche al professore del corso di SE.</text:p>
      <text:h text:style-name="P30" text:outline-level="2"><text:bookmark-start text:name="__RefHeading___Toc112_1667604106"/>Definizioni e Acronimi<text:bookmark-end text:name="__RefHeading___Toc112_1667604106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Acronimo-Nome</text:p>
          </table:table-cell>
          <table:table-cell table:style-name="Table2.B1" office:value-type="string">
            <text:p text:style-name="P9">Definizione</text:p>
          </table:table-cell>
        </table:table-row>
        <table:table-row>
          <table:table-cell table:style-name="Table2.A2" office:value-type="string">
            <text:p text:style-name="P7">SE</text:p>
          </table:table-cell>
          <table:table-cell table:style-name="Table2.B2" office:value-type="string">
            <text:p text:style-name="P7">Software Engineering</text:p>
          </table:table-cell>
        </table:table-row>
        <table:table-row>
          <table:table-cell table:style-name="Table2.A2" office:value-type="string">
            <text:p text:style-name="P7">BT</text:p>
          </table:table-cell>
          <table:table-cell table:style-name="Table2.B2" office:value-type="string">
            <text:p text:style-name="P7">Behavior Tree</text:p>
          </table:table-cell>
        </table:table-row>
        <table:table-row>
          <table:table-cell table:style-name="Table2.A2" office:value-type="string">
            <text:p text:style-name="P7">CBT</text:p>
          </table:table-cell>
          <table:table-cell table:style-name="Table2.B2" office:value-type="string">
            <text:p text:style-name="P7">Conditioned Behavior Tree</text:p>
          </table:table-cell>
        </table:table-row>
        <table:table-row>
          <table:table-cell table:style-name="Table2.A2" office:value-type="string">
            <text:p text:style-name="P7">EG</text:p>
          </table:table-cell>
          <table:table-cell table:style-name="Table2.B2" office:value-type="string">
            <text:p text:style-name="P7">Eleonora Giunchiglia</text:p>
          </table:table-cell>
        </table:table-row>
        <table:table-row>
          <table:table-cell table:style-name="Table2.A2" office:value-type="string">
            <text:p text:style-name="P7">URD</text:p>
          </table:table-cell>
          <table:table-cell table:style-name="Table2.B2" office:value-type="string">
            <text:p text:style-name="P7">User Requirements Document</text:p>
          </table:table-cell>
        </table:table-row>
        <table:table-row>
          <table:table-cell table:style-name="Table2.A2" office:value-type="string">
            <text:p text:style-name="P7">CFN</text:p>
          </table:table-cell>
          <table:table-cell table:style-name="Table2.B2" office:value-type="string">
            <text:p text:style-name="P7">Control Flow Node</text:p>
          </table:table-cell>
        </table:table-row>
        <table:table-row>
          <table:table-cell table:style-name="Table2.A2" office:value-type="string">
            <text:p text:style-name="P7">EN</text:p>
          </table:table-cell>
          <table:table-cell table:style-name="Table2.B2" office:value-type="string">
            <text:p text:style-name="P7">Execution Node</text:p>
          </table:table-cell>
        </table:table-row>
      </table:table>
      <text:p text:style-name="P15"/>
      <text:h text:style-name="P30" text:outline-level="2"><text:bookmark-start text:name="__RefHeading___Toc114_1667604106"/>Bibliografia<text:bookmark-end text:name="__RefHeading___Toc114_1667604106"/></text:h>
      <text:p text:style-name="Text_20_body"><text:span text:style-name="T2">[1] </text:span><text:a xlink:type="simple" xlink:href="https://arxiv.org/pdf/1709.00084v3.pdf" text:style-name="Internet_20_link" text:visited-style-name="Visited_20_Internet_20_Link">https://arxiv.org/pdf/1709.00084v3.pdf</text:a></text:p>
      <text:p text:style-name="P20"><text:span text:style-name="T3">[2]</text:span><text:span text:style-name="T1"> https://www.gamasutra.com/view/feature/130663/gdc_2005_proceeding_handling_.php</text:span> </text:p>
      <text:p text:style-name="P21"><text:span text:style-name="T5">[3] </text:span><text:span text:style-name="T4">http://www.gameaipro.com/GameAIPro/GameAIPro_Chapter06_The_Behavior_Tree_Starter_Kit.pdf</text:span><text:span text:style-name="T6"> </text:span></text:p>
      <text:p text:style-name="P24"><text:span text:style-name="T10">[4] </text:span><text:a xlink:type="simple" xlink:href="https://github.com/miccol/YARP-Behavior-Trees" text:style-name="Internet_20_link" text:visited-style-name="Visited_20_Internet_20_Link">https://github.com/miccol/YARP-Behavior-Trees</text:a></text:p>
      <text:p text:style-name="P24"/>
      <text:p text:style-name="P25">[5] <text:a xlink:type="simple" xlink:href="https://github.com/mnarizzano/se-project-17/blob/master/docs/resources/ConditionedBehaviorTrees.pdf" text:style-name="Internet_20_link" text:visited-style-name="Visited_20_Internet_20_Link"><text:span text:style-name="T6">https://github.com/mnarizzano/se-project-17/blob/master/docs/resources/ConditionedBehaviorTrees.pdf</text:span></text:a></text:p>
      <text:p text:style-name="P24"><draw:frame draw:style-name="fr1" draw:name="Frame2" text:anchor-type="char" svg:width="0.041cm" draw:z-index="0"><draw:text-box fo:min-height="0.041cm"><text:p text:style-name="P15"/></draw:text-box></draw:frame><draw:frame draw:style-name="fr1" draw:name="Frame1" text:anchor-type="char" svg:width="0.041cm" draw:z-index="1"><draw:text-box fo:min-height="0.041cm"><text:p text:style-name="P15"/></draw:text-box></draw:frame></text:p>
      <text:h text:style-name="P30" text:outline-level="2"><text:bookmark-start text:name="__RefHeading__591_243798344"/>Overview del documento<text:bookmark-end text:name="__RefHeading__591_243798344"/></text:h>
      <text:p text:style-name="P15">Nel seguito viene presentata una breve descrizione del sistema, seguita dal problema che si vuole risolvere, dalla lista degli obiettivi che si vogliono raggiungere e dall'elenco degli utenti cui questo programma è rivolto. Vengono infine presentati i requisiti del sistema e i requisiti del file di input in due diverse tabelle.</text:p>
      <text:h text:style-name="P31" text:outline-level="1"><text:bookmark-start text:name="__RefHeading___Toc222_1667604106"/><text:soft-page-break/>Descrizione Generale del Sistema<text:bookmark-end text:name="__RefHeading___Toc222_1667604106"/></text:h>
      <text:p text:style-name="P14">Il programma permette, dato un CBT decorato con i requisiti sui singoli moduli, di ricavare i requisiti iniziali necessari a completare con successo almeno uno dei piani previsti dal CBT. </text:p>
      <text:h text:style-name="P30" text:outline-level="2"><text:bookmark-start text:name="__RefHeading___Toc224_1667604106"/>Contesto e Motivazioni<text:bookmark-end text:name="__RefHeading___Toc224_1667604106"/></text:h>
      <text:p text:style-name="P14">Un BT, come descritto in [1], è un modello grafico utilizzato per strutturare l'esecuzione dei task di un agente autonomo, come un robot o un'entità virtuale in un videogioco. I BT permettono efficientemente di creare sistemi complessi che siano sia modulari che reattivi, componendo moduli semplici ed indipendenti.</text:p>
      <text:p text:style-name="P14">Un BT inizia la sua esecuzione dal nodo <text:span text:style-name="T8">root</text:span> che genera segnali, detti <text:span text:style-name="T8">ticks</text:span>, a una certa frequenza. Questi segnali vengono inviati ai nodi figli e permettono l'esecuzione del nodo ricevente. Il nodo ritorna immediatamente <text:span text:style-name="T8">Running</text:span> se è in esecuzione, <text:span text:style-name="T8">Success</text:span> se ha portato a compimento il suo obiettivo e<text:span text:style-name="T8"> Failure</text:span> altrimenti.</text:p>
      <text:p text:style-name="P14">In un BT esistono quattro tipi di nodi appartenenti alla categoria <text:span text:style-name="T8">control flow node</text:span> (che sono i nodi interni all'albero) e due tipi di nodi di appartenenti alla categoria <text:span text:style-name="T8">execution node</text:span> (che sono i nodi foglia dell'albero). In tabella riportiamo le informazioni di base relative a ciascun nodo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3">Tipo del nodo</text:p>
          </table:table-cell>
          <table:table-cell table:style-name="Table4.A1" office:value-type="string">
            <text:p text:style-name="P3">Categoria</text:p>
          </table:table-cell>
          <table:table-cell table:style-name="Table4.A1" office:value-type="string">
            <text:p text:style-name="P3">Simbolo </text:p>
          </table:table-cell>
          <table:table-cell table:style-name="Table4.A1" office:value-type="string">
            <text:p text:style-name="P3">Succeds</text:p>
          </table:table-cell>
          <table:table-cell table:style-name="Table4.A1" office:value-type="string">
            <text:p text:style-name="P3">Fails</text:p>
          </table:table-cell>
          <table:table-cell table:style-name="Table4.F1" office:value-type="string">
            <text:p text:style-name="P3">Running</text:p>
          </table:table-cell>
        </table:table-row>
        <table:table-row>
          <table:table-cell table:style-name="Table4.A2" office:value-type="string">
            <text:p text:style-name="P4">Fallback</text:p>
          </table:table-cell>
          <table:table-cell table:style-name="Table4.A2" office:value-type="string">
            <text:p text:style-name="P4">CFN</text:p>
          </table:table-cell>
          <table:table-cell table:style-name="Table4.A2" office:value-type="string">
            <text:p text:style-name="P5">?</text:p>
          </table:table-cell>
          <table:table-cell table:style-name="Table4.A2" office:value-type="string">
            <text:p text:style-name="P6">Se un figlio ritorna Success</text:p>
          </table:table-cell>
          <table:table-cell table:style-name="Table4.A2" office:value-type="string">
            <text:p text:style-name="P6">Se tutti i figli ritornano Failure</text:p>
          </table:table-cell>
          <table:table-cell table:style-name="Table4.F2" office:value-type="string">
            <text:p text:style-name="P6">Se un figlio ritorna Running</text:p>
          </table:table-cell>
        </table:table-row>
        <table:table-row>
          <table:table-cell table:style-name="Table4.A2" office:value-type="string">
            <text:p text:style-name="P4">Sequence</text:p>
          </table:table-cell>
          <table:table-cell table:style-name="Table4.A2" office:value-type="string">
            <text:p text:style-name="P4">CFN</text:p>
          </table:table-cell>
          <table:table-cell table:style-name="Table4.A2" office:value-type="string">
            <text:p text:style-name="P5">→</text:p>
          </table:table-cell>
          <table:table-cell table:style-name="Table4.A2" office:value-type="string">
            <text:p text:style-name="P6">Se tutti i figli ritornano Sucess</text:p>
          </table:table-cell>
          <table:table-cell table:style-name="Table4.A2" office:value-type="string">
            <text:p text:style-name="P6">Se un figlio ritorna Failure</text:p>
          </table:table-cell>
          <table:table-cell table:style-name="Table4.F2" office:value-type="string">
            <text:p text:style-name="P6">Se un figlio ritorna Running</text:p>
          </table:table-cell>
        </table:table-row>
        <table:table-row>
          <table:table-cell table:style-name="Table4.A2" office:value-type="string">
            <text:p text:style-name="P4">Parallel</text:p>
          </table:table-cell>
          <table:table-cell table:style-name="Table4.A2" office:value-type="string">
            <text:p text:style-name="P4">CFN</text:p>
          </table:table-cell>
          <table:table-cell table:style-name="Table4.C4" office:value-type="string">
            <text:p text:style-name="P13">→ </text:p>
            <text:p text:style-name="P13">→ </text:p>
          </table:table-cell>
          <table:table-cell table:style-name="Table4.A2" office:value-type="string">
            <text:p text:style-name="P6">Se almeno M figli ritornano Success</text:p>
          </table:table-cell>
          <table:table-cell table:style-name="Table4.A2" office:value-type="string">
            <text:p text:style-name="P6">Se meno di M figlio ritornano Failure</text:p>
          </table:table-cell>
          <table:table-cell table:style-name="Table4.F2" office:value-type="string">
            <text:p text:style-name="P6">Altrimenti</text:p>
          </table:table-cell>
        </table:table-row>
        <table:table-row table:style-name="Table4.5">
          <table:table-cell table:style-name="Table4.A2" office:value-type="string">
            <text:p text:style-name="P4">Action</text:p>
          </table:table-cell>
          <table:table-cell table:style-name="Table4.A2" office:value-type="string">
            <text:p text:style-name="P4">EN</text:p>
          </table:table-cell>
          <table:table-cell table:style-name="Table4.A2" office:value-type="string">
            <text:p text:style-name="P4"><draw:rect text:anchor-type="paragraph" draw:z-index="3" draw:style-name="gr1" draw:text-style-name="P32" svg:width="1.161cm" svg:height="0.71cm" svg:x="0.302cm" svg:y="0.072cm"><text:p text:style-name="P32">text</text:p></draw:rect></text:p>
          </table:table-cell>
          <table:table-cell table:style-name="Table4.A2" office:value-type="string">
            <text:p text:style-name="P6">Quando l'azione è completata</text:p>
          </table:table-cell>
          <table:table-cell table:style-name="Table4.A2" office:value-type="string">
            <text:p text:style-name="P6">Se l'azione è impossibile da completare</text:p>
          </table:table-cell>
          <table:table-cell table:style-name="Table4.F2" office:value-type="string">
            <text:p text:style-name="P6">Durante l'esecuzione</text:p>
          </table:table-cell>
        </table:table-row>
        <table:table-row table:style-name="Table4.5">
          <table:table-cell table:style-name="Table4.A2" office:value-type="string">
            <text:p text:style-name="P4">Condition</text:p>
          </table:table-cell>
          <table:table-cell table:style-name="Table4.A2" office:value-type="string">
            <text:p text:style-name="P4">EN</text:p>
          </table:table-cell>
          <table:table-cell table:style-name="Table4.A2" office:value-type="string">
            <text:p text:style-name="P4"><draw:ellipse text:anchor-type="paragraph" draw:z-index="2" draw:style-name="gr1" draw:text-style-name="P32" svg:width="1.71cm" svg:height="0.782cm" svg:x="0.044cm" svg:y="0cm"><text:p text:style-name="P32">text</text:p></draw:ellipse></text:p>
          </table:table-cell>
          <table:table-cell table:style-name="Table4.A2" office:value-type="string">
            <text:p text:style-name="P6">Se ritorna True</text:p>
          </table:table-cell>
          <table:table-cell table:style-name="Table4.A2" office:value-type="string">
            <text:p text:style-name="P6">Se ritorna False</text:p>
          </table:table-cell>
          <table:table-cell table:style-name="Table4.F2" office:value-type="string">
            <text:p text:style-name="P6">Mai</text:p>
          </table:table-cell>
        </table:table-row>
        <table:table-row>
          <table:table-cell table:style-name="Table4.A2" office:value-type="string">
            <text:p text:style-name="P4">Decorator</text:p>
          </table:table-cell>
          <table:table-cell table:style-name="Table4.A2" office:value-type="string">
            <text:p text:style-name="P4">CFN</text:p>
          </table:table-cell>
          <table:table-cell table:style-name="Table4.A2" office:value-type="string">
            <text:p text:style-name="P4"><draw:custom-shape text:anchor-type="paragraph" draw:z-index="4" draw:style-name="gr2" draw:text-style-name="P33" svg:width="0.364cm" svg:height="0.431cm" svg:x="0.755cm" svg:y="0.039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    </table:table-cell>
          <table:table-cell table:style-name="Table4.A2" office:value-type="string">
            <text:p text:style-name="P6">Personalizzato</text:p>
          </table:table-cell>
          <table:table-cell table:style-name="Table4.A2" office:value-type="string">
            <text:p text:style-name="P6">Personalizzato</text:p>
          </table:table-cell>
          <table:table-cell table:style-name="Table4.F2" office:value-type="string">
            <text:p text:style-name="P6">Personalizzato</text:p>
          </table:table-cell>
        </table:table-row>
      </table:table>
      <text:p text:style-name="P14"/>
      <text:p text:style-name="P14">Partendo dalla definizione di BT, possiamo definire un CBT <text:s/>come un BT in cui per ogni Action node specifichiamo non solo l'azione compiuta, ma anche le pre-condizioni, che devono essere necessariamente vere affinché l'azione venga completata con successo, e le post-conzioni, che devono essere necessariamente vere se l'azione viene completata con successo. </text:p>
      <text:p text:style-name="P14">In questo progetto ci occuperemo del calcolo automatico dei requisiti iniziali necessari a completare almeno un piano tra quelli descritti da un CBT dato. </text:p>
      <text:p text:style-name="P14">Per una descrizione formale del CBT e degli algoritmi utilizzati per computare i requisiti iniziali vedere [5].</text:p>
      <text:p text:style-name="P14"/>
      <text:h text:style-name="P30" text:outline-level="2"><text:bookmark-start text:name="__RefHeading___Toc226_1667604106"/><text:soft-page-break/>Obiettivo del progetto<text:bookmark-end text:name="__RefHeading___Toc226_1667604106"/></text:h>
      <text:p text:style-name="P14">L'obiettivo del progetto è creare un programma che, dato un CBT e i requisiti dei singoli moduli che lo compongono, sia in grado di <text:span text:style-name="T7">calcolare automaticamente i requisiti iniziali necessari a completare almeno un piano tra quelli descritti dal CBT stesso.</text:span></text:p>
      <text:h text:style-name="P30" text:outline-level="2"><text:bookmark-start text:name="__RefHeading___Toc228_1667604106"/>Utenti <text:bookmark-end text:name="__RefHeading___Toc228_1667604106"/></text:h>
      <text:p text:style-name="P15">In questo progetto l'insieme degli utenti corrisponde con l'insieme dei clienti, pertanto gli unici utenti del programma saranno i ricercatori dell'IIT appartenti al gruppo di Colledanchise e Natale.</text:p>
      <text:h text:style-name="P31" text:outline-level="1"><text:bookmark-start text:name="__RefHeading___Toc230_1667604106"/>User Requirements<text:bookmark-end text:name="__RefHeading___Toc230_1667604106"/></text:h>
      <text:p text:style-name="P15">In questa sezione si trova prima una tabella descrivente i requisiti generali del programma seguita da due tabelle descriventi i requisiti del file di input e del file di output. Infine, è proposta una breve spiegazione di come i requisiti si devono propagare all'interno dell'albero.</text:p>
      <text:p text:style-name="P15">Inoltre, ad ogni requisito daremo un ID unico e una priorità seguendo la seguente tabella: </text:p>
      <text:list xml:id="list5567697225630826904" text:style-name="L1">
        <text:list-item>
          <text:p text:style-name="P28">M (Mandatory): requisito obbligatorio</text:p>
        </text:list-item>
        <text:list-item>
          <text:p text:style-name="P28">D (Desirable): requisito che dovrebbe essere inserito nel sistema, a meno che il costo per implementarla non sia troppo alto</text:p>
        </text:list-item>
        <text:list-item>
          <text:p text:style-name="P28">O (Optional): una funzionalità marcata O può essere inserita nel sistema, a discrezione del manager del progetto. Ad esempio se il tempo di sviluppo è minore di quello previsto oppure se il costo per implementarla non è troppo alto</text:p>
        </text:list-item>
        <text:list-item>
          <text:p text:style-name="P28">E (future Enhancement): questo requisito viene lasciato per la prossima release</text:p>
        </text:list-item>
      </text:list>
      <text:h text:style-name="Heading_20_2" text:outline-level="2"><text:bookmark-start text:name="__RefHeading__593_243798344"/>Requisiti del programma<text:bookmark-end text:name="__RefHeading__593_243798344"/>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0">ID</text:p>
          </table:table-cell>
          <table:table-cell table:style-name="Table3.A1" office:value-type="string">
            <text:p text:style-name="P9">DESCRIZIONE</text:p>
          </table:table-cell>
          <table:table-cell table:style-name="Table3.C1" office:value-type="string">
            <text:p text:style-name="P9">PRIORITA’</text:p>
          </table:table-cell>
        </table:table-row>
        <table:table-row>
          <table:table-cell table:style-name="Table3.A2" office:value-type="float" office:value="1">
            <text:p text:style-name="P7">1</text:p>
          </table:table-cell>
          <table:table-cell table:style-name="Table3.B2" office:value-type="string">
            <text:p text:style-name="P7">Il sistema deve calcolare uno dei possibili insiemi di requisiti iniziali necessari a completare con successo almeno uno dei piani descritti dal CBT descritto dal file in input.</text:p>
          </table:table-cell>
          <table:table-cell table:style-name="Table3.C2" office:value-type="string">
            <text:p text:style-name="P7">M</text:p>
          </table:table-cell>
        </table:table-row>
      </table:table>
      <text:p text:style-name="P15"/>
      <text:h text:style-name="Heading_20_2" text:outline-level="2"><text:bookmark-start text:name="__RefHeading__595_243798344"/>Requisiti del file di input<text:bookmark-end text:name="__RefHeading__595_243798344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0">ID</text:p>
          </table:table-cell>
          <table:table-cell table:style-name="Table5.A1" office:value-type="string">
            <text:p text:style-name="P9">DESCRIZIONE</text:p>
          </table:table-cell>
          <table:table-cell table:style-name="Table5.C1" office:value-type="string">
            <text:p text:style-name="P9">PRIORITA’</text:p>
          </table:table-cell>
        </table:table-row>
        <table:table-row>
          <table:table-cell table:style-name="Table5.A2" office:value-type="string">
            <text:p text:style-name="P12">f1</text:p>
          </table:table-cell>
          <table:table-cell table:style-name="Table5.A2" office:value-type="string">
            <text:p text:style-name="P11">Ogni BT in input deve sempre avere uno e un solo nodo root</text:p>
          </table:table-cell>
          <table:table-cell table:style-name="Table5.C2" office:value-type="string">
            <text:p text:style-name="P11">M</text:p>
          </table:table-cell>
        </table:table-row>
        <table:table-row>
          <table:table-cell table:style-name="Table5.A2" office:value-type="string">
            <text:p text:style-name="Table_20_Contents">f2</text:p>
          </table:table-cell>
          <table:table-cell table:style-name="Table5.A2" office:value-type="string">
            <text:p text:style-name="Table_20_Contents">I nodi foglia del BT devono essere sempre execution nodes</text:p>
          </table:table-cell>
          <table:table-cell table:style-name="Table5.C2" office:value-type="string">
            <text:p text:style-name="Table_20_Contents">M</text:p>
          </table:table-cell>
        </table:table-row>
        <table:table-row>
          <table:table-cell table:style-name="Table5.A2" office:value-type="string">
            <text:p text:style-name="P22">f3</text:p>
          </table:table-cell>
          <table:table-cell table:style-name="Table5.A2" office:value-type="string">
            <text:p text:style-name="Table_20_Contents">Ogni pre-condizione e post-condizione deve essere modellata con una variabile booleana o la sua negazione</text:p>
          </table:table-cell>
          <table:table-cell table:style-name="Table5.C2" office:value-type="string">
            <text:p text:style-name="Table_20_Contents">M</text:p>
          </table:table-cell>
        </table:table-row>
        <table:table-row>
          <table:table-cell table:style-name="Table5.A2" office:value-type="string">
            <text:p text:style-name="P22">f4</text:p>
          </table:table-cell>
          <table:table-cell table:style-name="Table5.A2" office:value-type="string">
            <text:p text:style-name="Table_20_Contents">Il file XML in input deve iniziare con un vocabolario contente tutte le azioni, con relative pre- e post- condizioni, utilizzate nel CBT</text:p>
          </table:table-cell>
          <table:table-cell table:style-name="Table5.C2" office:value-type="string">
            <text:p text:style-name="Table_20_Contents">M</text:p>
          </table:table-cell>
        </table:table-row>
        <text:soft-page-break/>
        <table:table-row>
          <table:table-cell table:style-name="Table5.A2" office:value-type="string">
            <text:p text:style-name="P22">f5</text:p>
          </table:table-cell>
          <table:table-cell table:style-name="Table5.A2" office:value-type="string">
            <text:p text:style-name="Table_20_Contents">Ogni parallel node può avere solo execution nodes come figli</text:p>
          </table:table-cell>
          <table:table-cell table:style-name="Table5.C2" office:value-type="string">
            <text:p text:style-name="Table_20_Contents">M</text:p>
          </table:table-cell>
        </table:table-row>
        <table:table-row>
          <table:table-cell table:style-name="Table5.A2" office:value-type="string">
            <text:p text:style-name="P22">f6</text:p>
          </table:table-cell>
          <table:table-cell table:style-name="Table5.A2" office:value-type="string">
            <text:p text:style-name="Table_20_Contents">Data una generica pre-condizione <text:span text:style-name="T8">c </text:span><text:span text:style-name="T11">e un EN </text:span><text:span text:style-name="T8">N, </text:span><text:span text:style-name="T11">non è possibile che </text:span><text:span text:style-name="T8">c </text:span><text:span text:style-name="T11">e</text:span><text:span text:style-name="T8"> not c </text:span><text:span text:style-name="T11">appartengano entrambe all'insieme di precondizioni di </text:span><text:span text:style-name="T8">N</text:span></text:p>
          </table:table-cell>
          <table:table-cell table:style-name="Table5.C2" office:value-type="string">
            <text:p text:style-name="Table_20_Contents">M</text:p>
          </table:table-cell>
        </table:table-row>
        <table:table-row>
          <table:table-cell table:style-name="Table5.A2" office:value-type="string">
            <text:p text:style-name="P22">f7</text:p>
          </table:table-cell>
          <table:table-cell table:style-name="Table5.A2" office:value-type="string">
            <text:p text:style-name="Table_20_Contents">Data una generica post-condizione <text:span text:style-name="T8">c </text:span><text:span text:style-name="T11">e un EN </text:span><text:span text:style-name="T8">N, </text:span><text:span text:style-name="T11">non è possibile che </text:span><text:span text:style-name="T8">c </text:span><text:span text:style-name="T11">e</text:span><text:span text:style-name="T8"> not c </text:span><text:span text:style-name="T11">appartengano entrambe all'insieme di postcondizioni di </text:span><text:span text:style-name="T8">N</text:span></text:p>
          </table:table-cell>
          <table:table-cell table:style-name="Table5.C2" office:value-type="string">
            <text:p text:style-name="Table_20_Contents">M</text:p>
          </table:table-cell>
        </table:table-row>
        <table:table-row>
          <table:table-cell table:style-name="Table5.A2" office:value-type="string">
            <text:p text:style-name="P22">f8</text:p>
          </table:table-cell>
          <table:table-cell table:style-name="Table5.A2" office:value-type="string">
            <text:p text:style-name="Table_20_Contents">Dato un generico parallel node <text:span text:style-name="T9">P </text:span><text:span text:style-name="T12">avente due figli </text:span><text:span text:style-name="T9">N </text:span><text:span text:style-name="T12">e </text:span><text:span text:style-name="T9">N' </text:span><text:span text:style-name="T12">e una generica post-condizione </text:span><text:span text:style-name="T9">c</text:span><text:span text:style-name="T12">, non può essere che </text:span><text:span text:style-name="T9">c</text:span><text:span text:style-name="T12"> appartenga alle post-condizioni di </text:span><text:span text:style-name="T9">N </text:span><text:span text:style-name="T12">e </text:span><text:span text:style-name="T9">not c </text:span><text:span text:style-name="T12">appartenga alle post-condizioni di </text:span><text:span text:style-name="T9">N'</text:span><text:span text:style-name="T12"> </text:span></text:p>
          </table:table-cell>
          <table:table-cell table:style-name="Table5.C2" office:value-type="string">
            <text:p text:style-name="Table_20_Contents">M</text:p>
          </table:table-cell>
        </table:table-row>
        <table:table-row>
          <table:table-cell table:style-name="Table5.A2" office:value-type="string">
            <text:p text:style-name="P22">f9</text:p>
          </table:table-cell>
          <table:table-cell table:style-name="Table5.A2" office:value-type="string">
            <text:p text:style-name="Table_20_Contents">Dati due EN <text:span text:style-name="T8">N </text:span><text:span text:style-name="T11">e </text:span><text:span text:style-name="T8">N', </text:span><text:span text:style-name="T11">aventi azioni </text:span><text:span text:style-name="T8">a </text:span><text:span text:style-name="T11">e </text:span><text:span text:style-name="T8">a', </text:span><text:span text:style-name="T11">e pre- e post- condizioni </text:span><text:span text:style-name="T8">Pre, Pre' </text:span><text:span text:style-name="T11">e </text:span><text:span text:style-name="T8">Post, Post' </text:span><text:span text:style-name="T11">rispettivamente, se </text:span><text:span text:style-name="T8">a=a' </text:span><text:span text:style-name="T11">allora deve essere vero che </text:span><text:span text:style-name="T8">Pre=Pre' </text:span><text:span text:style-name="T11">e </text:span><text:span text:style-name="T8">Post=Post' </text:span></text:p>
          </table:table-cell>
          <table:table-cell table:style-name="Table5.C2" office:value-type="string">
            <text:p text:style-name="Table_20_Contents">M</text:p>
          </table:table-cell>
        </table:table-row>
      </table:table>
      <text:p text:style-name="P23"><text:bookmark-start text:name="__RefHeading__597_243798344"/><text:bookmark-end text:name="__RefHeading__597_243798344"/></text:p>
      <text:p text:style-name="Standard"><text:bookmark-start text:name="__RefHeading__629_243798344"/><text:bookmark-end text:name="__RefHeading__629_243798344"/></text:p>
      <text:p text:style-name="Text_20_body"><text:bookmark-start text:name="__RefHeading__599_243798344"/><text:bookmark-end text:name="__RefHeading__599_243798344"/></text:p>
      <text:p text:style-name="Text_20_body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MT" svg:font-family="ArialMT"/>
    <style:font-face style:name="OpenSymbol1" svg:font-family="Open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.423cm" fo:margin-bottom="0.212cm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Index_20_Link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06T23:10:49.475356491</meta:creation-date>
    <dc:date>2018-06-02T19:45:40</dc:date>
    <meta:editing-duration>P3DT3H39M54S</meta:editing-duration>
    <meta:editing-cycles>100</meta:editing-cycles>
    <meta:generator>OpenOffice/4.1.5$Unix OpenOffice.org_project/415m1$Build-9789</meta:generator>
    <dc:creator>Eleonora Giunchiglia</dc:creator>
    <meta:printed-by>Eleonora Giunchiglia</meta:printed-by>
    <meta:print-date>2018-06-02T19:36:53</meta:print-date>
    <meta:document-statistic meta:table-count="5" meta:image-count="0" meta:object-count="0" meta:page-count="6" meta:paragraph-count="166" meta:word-count="1150" meta:character-count="7480"/>
  </office:meta>
</office:document-meta>
</file>